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A0000015384DB7BC89A6CA9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12.581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2.544cm"/>
    </style:style>
    <style:style style:name="gr5" style:family="graphic" style:parent-style-name="standard">
      <style:graphic-properties draw:stroke="none" svg:stroke-color="#000000" draw:fill="none" draw:fill-color="#ffffff" fo:min-height="0.928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margin-top="0.356cm" fo:margin-bottom="0cm" fo:text-align="center"/>
    </style:style>
    <style:style style:name="P7" style:family="paragraph">
      <loext:graphic-properties draw:fill="none" draw:fill-color="#ffffff"/>
      <style:paragraph-properties fo:margin-top="0.356cm" fo:margin-bottom="0cm"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08cm" svg:height="8.968cm" svg:x="3.133cm" svg:y="0.076cm">
          <draw:image xlink:href="Pictures/100000000000023A0000015384DB7BC89A6CA913.png" xlink:type="simple" xlink:show="embed" xlink:actuate="onLoad">
            <text:p/>
          </draw:image>
        </draw:frame>
        <draw:custom-shape draw:style-name="gr2" draw:text-style-name="P2" draw:layer="layout" svg:width="13.081cm" svg:height="0.254cm" svg:x="4.751cm" svg:y="8.82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59cm" svg:height="1.27cm" svg:x="4.624cm" svg:y="9.044cm">
          <draw:text-box>
            <text:p>Jan</text:p>
          </draw:text-box>
        </draw:frame>
        <draw:frame draw:style-name="gr3" draw:text-style-name="P5" draw:layer="layout" svg:width="2.159cm" svg:height="1.27cm" svg:x="15.925cm" svg:y="9.044cm">
          <draw:text-box>
            <text:p text:style-name="P4">Jun</text:p>
          </draw:text-box>
        </draw:frame>
        <draw:frame draw:style-name="gr4" draw:text-style-name="P7" draw:layer="layout" svg:width="3.143cm" svg:height="2.794cm" svg:x="0.151cm" svg:y="3.394cm">
          <draw:text-box>
            <text:p text:style-name="P6">Monthly</text:p>
            <text:p text:style-name="P6">Trend</text:p>
            <text:p text:style-name="P6">Score</text:p>
          </draw:text-box>
        </draw:frame>
        <draw:frame draw:style-name="gr5" draw:text-style-name="P9" draw:layer="layout" svg:width="2.788cm" svg:height="1.178cm" svg:x="10.125cm" svg:y="9.144cm">
          <draw:text-box>
            <text:p text:style-name="P8"><text:span text:style-name="T1">2015</text:span></text:p>
          </draw:text-box>
        </draw:frame>
        <draw:frame draw:style-name="gr6" draw:text-style-name="P11" draw:layer="layout" svg:width="3.302cm" svg:height="1.397cm" svg:x="12.246cm" svg:y="0.916cm">
          <draw:text-box>
            <text:p text:style-name="P10"><text:span text:style-name="T2">“</text:span><text:span text:style-name="T2">Tomography”</text:span></text:p>
          </draw:text-box>
        </draw:frame>
        <draw:frame draw:style-name="gr6" draw:text-style-name="P11" draw:layer="layout" svg:width="3.302cm" svg:height="1.397cm" svg:x="14.743cm" svg:y="1.744cm">
          <draw:text-box>
            <text:p text:style-name="P10"><text:span text:style-name="T2">“</text:span><text:span text:style-name="T2">Magnetic Resonance”</text:span></text:p>
          </draw:text-box>
        </draw:frame>
        <draw:frame draw:style-name="gr4" draw:text-style-name="P7" draw:layer="layout" svg:width="3.143cm" svg:height="3.707cm" svg:x="17.852cm" svg:y="3.094cm">
          <draw:text-box>
            <text:p text:style-name="P6">Each </text:p>
            <text:p text:style-name="P6">Line</text:p>
            <text:p text:style-name="P6">One</text:p>
            <text:p text:style-name="P6">Trend</text:p>
          </draw:text-box>
        </draw:frame>
        <draw:frame draw:style-name="gr7" draw:text-style-name="P11" draw:layer="layout" svg:width="1.283cm" svg:height="0.8cm" svg:x="16.243cm" svg:y="3.745cm">
          <draw:text-box>
            <text:p text:style-name="P10"><text:span text:style-name="T2">et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11:53:22.343378007</meta:creation-date>
    <dc:date>2018-06-25T12:06:56.194727058</dc:date>
    <meta:editing-duration>PT3M22S</meta:editing-duration>
    <meta:editing-cycles>2</meta:editing-cycles>
    <meta:generator>LibreOffice/6.0.4.2$Linux_X86_64 LibreOffice_project/ffd98959f75c3d4df93843a2fb47af8ab67746fd</meta:generator>
    <meta:document-statistic meta:object-count="10"/>
  </office:meta>
</office:document-meta>
</file>